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0000001452CE5CF90976378AC.png" manifest:media-type="image/png"/>
  <manifest:file-entry manifest:full-path="Pictures/10000000000001C2000001482D262FEBB0522C65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objectwithoutfill">
      <style:graphic-properties svg:stroke-width="0.212cm" svg:stroke-color="#8611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5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5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5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5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5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35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draw:line draw:style-name="gr36" draw:text-style-name="P4" draw:layer="layout" svg:x1="20.32cm" svg:y1="1.524cm" svg:x2="11.876cm" svg:y2="1.778cm">
          <text:p/>
        </draw:line>
        <draw:frame draw:style-name="gr35" draw:text-style-name="P2" draw:layer="layout" svg:width="4.828cm" svg:height="1.673cm" svg:x="20.374cm" svg:y="0.67cm">
          <draw:text-box>
            <text:p>Nutrient +</text:p>
            <text:p>solar irradiation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13T19:11:57.479124819</dc:date>
    <meta:editing-duration>PT50M38S</meta:editing-duration>
    <meta:editing-cycles>6</meta:editing-cycles>
    <meta:generator>LibreOffice/6.3.3.2$MacOSX_X86_64 LibreOffice_project/a64200df03143b798afd1ec74a12ab50359878ed</meta:generator>
    <meta:document-statistic meta:object-count="99"/>
  </office:meta>
</office:document-meta>
</file>